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Housing Writings</text:title></text:p>
      <text:p text:style-name="OrgTitle"/>
      <text:p text:style-name="OrgSubtitle"><text:initial-creator>Gabriel Petrini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2dec411">1. Empirical</text:a></text:p>
          <text:p text:style-name="Contents_20_2"><text:a xlink:type="simple" xlink:href="#org0c1cb89">1.1. <text:span text:style-name="OrgCode">\cite{kajuthgerman2020}</text:span> The German housing market cycle: Answers to FAQs</text:a></text:p>
          <text:p text:style-name="Contents_20_2"><text:a xlink:type="simple" xlink:href="#org15317a3">1.2. cite:Ozdemir2020 Time-Varying Housing Market Fluctuations: Evidence from the U.S. Housing Market</text:a></text:p>
          <text:p text:style-name="Contents_20_1"><text:a xlink:type="simple" xlink:href="#orgfcbd138">References</text:a></text:p>
        </text:index-body>
      </text:table-of-content>
      <text:h text:style-name="Heading_20_1" text:outline-level="1" text:is-list-header="false">
<text:bookmark-start text:name="OrgXref.org2dec411"/>
<text:bookmark text:name="org2dec411"/>Empirical
<text:bookmark-end text:name="OrgXref.org2dec411"/></text:h>
      <text:h text:style-name="Heading_20_2" text:outline-level="2" text:is-list-header="false">
<text:bookmark-start text:name="OrgXref.org0c1cb89"/>
<text:bookmark text:name="org0c1cb89"/><text:span text:style-name="OrgCode">\cite{kajuthgerman2020}</text:span> The German housing market cycle: Answers to FAQs
<text:bookmark-end text:name="OrgXref.org0c1cb89"/></text:h>
      <text:h text:style-name="Heading_20_2" text:outline-level="2" text:is-list-header="false">
<text:bookmark-start text:name="OrgXref.org15317a3"/>
<text:bookmark text:name="org15317a3"/>cite:Ozdemir2020 Time-Varying Housing Market Fluctuations: Evidence from the U.S. Housing Market
<text:bookmark-end text:name="OrgXref.org15317a3"/></text:h>
      <text:h text:style-name="Heading_20_1_unnumbered" text:outline-level="1" text:is-list-header="true">
<text:bookmark-start text:name="OrgXref.orgfcbd138"/>
<text:bookmark text:name="orgfcbd138"/>References
<text:bookmark-end text:name="OrgXref.orgfcbd138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Gabriel Petrini</dc:creator>
    <meta:initial-creator>Gabriel Petrini</meta:initial-creator>
    <dc:date>2020-07-16T11:03:35</dc:date>
    <meta:creation-date>2020-07-16T11:03:35</meta:creation-date>
    <meta:generator>Emacs 26.3 (Org mode 9.1.9)</meta:generator>
    <meta:keyword/>
    <dc:subject/>
    <dc:title>Housing Writings</dc:title>
  </office:meta>
</office:document-meta>
</file>